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Text_20_body">
      <style:paragraph-properties fo:margin-left="0cm" fo:margin-right="0cm" fo:orphans="2" fo:widows="2" fo:text-indent="0cm" style:auto-text-indent="false"/>
      <style:text-properties style:font-name="Arial"/>
    </style:style>
    <style:style style:name="P4"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5"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000000" style:font-name="sans-serif" fo:font-size="13.5pt" fo:letter-spacing="normal" fo:font-style="normal" fo:font-weight="normal"/>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style:font-name="Arial" fo:font-size="12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o Factor Authentication</text:p>
      <text:p text:style-name="P1"/>
      <text:p text:style-name="P1">Die Ein-Faktor-Authentifizierung (SFA) ist die einfachste und am weitesten verbreitete Form der Authentifizierung. Sie wird auch als "primäre Authentifizierung" bezeichnet. Wie der Name schon sagt, ist für den Zugriff auf einen Dienst oder ein System nur eine einzige Authentifizierungsmethode erforderlich, z. B. eine Sicherheitsnadel, ein Passwort oder eine PIV-Karte.</text:p>
      <text:p text:style-name="P1"/>
      <text:p text:style-name="P3">Diese Methoden sind zwar benutzerfreundlich und vertraut, bieten aber nur begrenzte Sicherheit, da Anmeldeinformationen leicht durch Phishing, Datenverletzungen oder Keylogger gehackt werden können. SFA ist bekanntermaßen weniger sicher als andere Faktoren, insbesondere wenn ein schwaches Passwort verwendet wird:<text:line-break/><text:line-break/>Wiederverwendung von Passwörtern - Jeder Cybersicherheitsexperte wird Ihnen sagen, dass die Wiederholung von Passwörtern für mehrere Konten eine schlechte Idee ist. Benutzer, die lange und schwierige Passwörter für mehrere Konten aufbewahren, ziehen es vor, ihre Passwörter exakt oder mit kleinen Änderungen wiederzuverwenden. Wenn Angreifer das Passwort eines Kontos herausfinden, können sie leicht auf andere Konten mit einem ähnlichen Passwort zugreifen.<text:line-break/>Einfache Passwörter - Passwörter sind von Natur aus schwach. Benutzer verlassen sich auf ihr Gedächtnis. Daher unterschätzen sie die Notwendigkeit einer robusteren Sicherheit, indem sie einfache Passwörter verwenden, die schnell erraten oder sozial manipuliert werden können. Da die Verarbeitungsgeschwindigkeit von Computern immer höher wird, wird es für Angreifer einfacher, sich mit Brute-Force-Methoden Zugang zu Konten zu verschaffen, indem sie beispielsweise alle möglichen Kombinationen überprüfen, bis sie das richtige Kennwort finden.</text:p>
      <text:p text:style-name="P3"/>
      <text:p text:style-name="P3"/>
      <text:p text:style-name="P3">Die Zwei-Faktor-Authentifizierung (auch bekannt als 2FA) ist eine Form der Multi-Faktor-Authentifizierung, bei der die authentifizierende Einheit zwei verschiedene Identifizierungselemente zum Nachweis der Identität bereitstellen muss.<text:line-break/><text:line-break/>Die Zwei-Faktor-Authentifizierung (2FA) fügt eine zusätzliche Sicherheitsebene hinzu, indem ein zweiter Faktor erforderlich ist, um die Identität eines Benutzers zu überprüfen. Gängige Beispiele sind einmalige Passwörter, von einem registrierten Gerät generierte Token oder PINs.</text:p>
      <text:p text:style-name="P3"/>
      <text:p text:style-name="P3">Um authentifiziert zu werden, muss die zugriffsanfordernde Einheit (in der Regel ein Benutzer, obwohl es sich auch um Software oder eine Maschine handeln kann) zwei Formen der Identifizierung (zwei Faktoren) angeben. Wenn ein Benutzer über 2FA authentifiziert wird, fragt der authentifizierende Dienst häufig nach dem ersten Authentifizierungsfaktor, der in der Regel ein Passwort ist. Anschließend wird der zweite Faktor abgefragt, in der Regel ein OTP-Code (One-Time Password), für den der Benutzer ein OTP-erzeugendes Gerät besitzen muss. Als zweiter Authentifizierungsfaktor können eine biometrische Unterschrift, ein Fingerabdruck, ein Textnachrichtencode, wissensbasierte Verifizierungsfragen und andere Methoden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997cm" fo:margin-left="0.953cm" fo:margin-right="1.12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27S</meta:editing-duration>
    <meta:editing-cycles>3</meta:editing-cycles>
    <meta:generator>OpenOffice/4.1.14$Win32 OpenOffice.org_project/4114m1$Build-9811</meta:generator>
    <dc:date>2023-11-26T12:08:56.89</dc:date>
    <meta:document-statistic meta:table-count="0" meta:image-count="0" meta:object-count="0" meta:page-count="1" meta:paragraph-count="5" meta:word-count="373" meta:character-count="2964"/>
    <dc:creator>kaos sevdalisi</dc:creator>
    <meta:user-defined meta:name="Info 1"/>
    <meta:user-defined meta:name="Info 2"/>
    <meta:user-defined meta:name="Info 3"/>
    <meta:user-defined meta:name="Info 4"/>
  </office:meta>
</office:document-meta>
</file>